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float" office:value="99" calcext:value-type="float">
            <text:p>99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5:22:15.327663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5T15:22:18.443093194</dc:date>
    <meta:editing-cycles>56</meta:editing-cycles>
    <meta:editing-duration>PT6H5M29S</meta:editing-duration>
    <meta:document-statistic meta:table-count="1" meta:cell-count="70" meta:object-count="1"/>
  </office:meta>
</office:document-meta>
</file>